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bd4" officeooo:paragraph-rsid="0003cbd4"/>
    </style:style>
    <style:style style:name="P2" style:family="paragraph" style:parent-style-name="Standard">
      <style:text-properties officeooo:rsid="0005209f" officeooo:paragraph-rsid="0003cbd4"/>
    </style:style>
    <style:style style:name="P3" style:family="paragraph" style:parent-style-name="Standard">
      <style:text-properties officeooo:rsid="0005209f" officeooo:paragraph-rsid="0005209f"/>
    </style:style>
    <style:style style:name="P4" style:family="paragraph" style:parent-style-name="Standard">
      <style:text-properties officeooo:rsid="0006daf6" officeooo:paragraph-rsid="0006daf6"/>
    </style:style>
    <style:style style:name="P5" style:family="paragraph" style:parent-style-name="Standard">
      <style:text-properties officeooo:rsid="0009b99a" officeooo:paragraph-rsid="0009b99a"/>
    </style:style>
    <style:style style:name="T1" style:family="text">
      <style:text-properties officeooo:rsid="0005209f"/>
    </style:style>
    <style:style style:name="T2" style:family="text">
      <style:text-properties officeooo:rsid="000aa1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nciar → Criar um objeto</text:p>
      <text:p text:style-name="P1"/>
      <text:p text:style-name="P1">Estado do objeto → Os valores dos seus atributos</text:p>
      <text:p text:style-name="P1"/>
      <text:p text:style-name="P1">Número de estados → Quantos valores diferentes tem em cada objeto</text:p>
      <text:p text:style-name="P1"/>
      <text:p text:style-name="P1"/>
      <text:p text:style-name="P1"/>
      <text:p text:style-name="P1"/>
      <text:p text:style-name="P1">bic1 = new Bicicleta();</text:p>
      <text:p text:style-name="P1">bic<text:span text:style-name="T1">3 </text:span>= new Bicicleta();</text:p>
      <text:p text:style-name="P1">Cria 2 elementos diferentes</text:p>
      <text:p text:style-name="P1"/>
      <text:p text:style-name="P1">bic1 = bic2 = newBicicleta();</text:p>
      <text:p text:style-name="P1">Cria 1 único elemento e faz bic1 e bic2 apontar para ele.</text:p>
      <text:p text:style-name="P3"/>
      <text:p text:style-name="P3"/>
      <text:p text:style-name="P3">(bic1 == bic3) → testa se os objetos são os mesmos, logo dá falso!</text:p>
      <text:p text:style-name="P2"/>
      <text:p text:style-name="P3">(bic1 == bic2) → Verdadeiro, pois os dois apontam para o mesmo lugar</text:p>
      <text:p text:style-name="P2"/>
      <text:p text:style-name="P2"/>
      <text:p text:style-name="P3">sysout(bic);</text:p>
      <text:p text:style-name="P3">irá imprimir <text:span text:style-name="T2">o e</text:span>ndereço de memória</text:p>
      <text:p text:style-name="P3"/>
      <text:p text:style-name="P4">new → Método constrututor</text:p>
      <text:p text:style-name="P4"><text:tab/></text:p>
      <text:p text:style-name="P5">Contrutor padrão: Constrói um objeto como a classe identifica, sem passar nenhum parâmetro</text:p>
      <text:p text:style-name="P5"><text:tab/>bic4 = new Bicicleta();</text:p>
      <text:p text:style-name="P5"/>
      <text:p text:style-name="P5"/>
      <text:p text:style-name="P5">Construtor alternativo: Constrói um objeto </text:p>
      <text:p text:style-name="P5"><text:tab/>bic5 = new Bicicleta(marca=”Monark”, mod=”Barra circular”, c=”azul”, m=1, vel=0)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14:56.189068749</meta:creation-date>
    <dc:date>2017-03-29T14:58:59.561920480</dc:date>
    <meta:editing-duration>PT12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23" meta:character-count="745" meta:non-whitespace-character-count="635"/>
  </office:meta>
</office:document-meta>
</file>